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D000000933D3BDBC890231B53.png" manifest:media-type="image/png"/>
  <manifest:file-entry manifest:full-path="Pictures/1000020100000183000001A6BF2C8F74FD8E912A.png" manifest:media-type="image/png"/>
  <manifest:file-entry manifest:full-path="Pictures/10000201000001700000008D6DAC0C9495962643.png" manifest:media-type="image/png"/>
  <manifest:file-entry manifest:full-path="Pictures/1000020100000135000000E64A81D076F96CD6AF.png" manifest:media-type="image/png"/>
  <manifest:file-entry manifest:full-path="Pictures/1000020100000185000001A71AB87698A67EA57B.png" manifest:media-type="image/png"/>
  <manifest:file-entry manifest:full-path="Pictures/100002010000019E000001DD6BE32E8AB02119BF.png" manifest:media-type="image/png"/>
  <manifest:file-entry manifest:full-path="Pictures/10000201000003230000023F12ADCEFA669E4D38.png" manifest:media-type="image/png"/>
  <manifest:file-entry manifest:full-path="Pictures/100002010000018B000001D874937FE67424FD9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8.176cm" svg:height="6.085cm" draw:z-index="0"><draw:image xlink:href="Pictures/1000020100000135000000E64A81D076F96CD6A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2" text:anchor-type="paragraph" svg:width="17.59cm" svg:height="12.594cm" draw:z-index="1"><draw:image xlink:href="Pictures/10000201000003230000023F12ADCEFA669E4D38.png" xlink:type="simple" xlink:show="embed" xlink:actuate="onLoad"/></draw:frame></text:p>
      <text:p text:style-name="P1"><draw:frame draw:style-name="fr1" draw:name="Imagen3" text:anchor-type="paragraph" svg:width="10.954cm" svg:height="12.621cm" draw:z-index="2"><draw:image xlink:href="Pictures/100002010000019E000001DD6BE32E8AB02119B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4" text:anchor-type="paragraph" svg:width="10.451cm" svg:height="12.488cm" draw:z-index="3"><draw:image xlink:href="Pictures/100002010000018B000001D874937FE67424FD9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5" text:anchor-type="paragraph" svg:width="9.737cm" svg:height="3.731cm" draw:z-index="4"><draw:image xlink:href="Pictures/10000201000001700000008D6DAC0C9495962643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6" text:anchor-type="paragraph" svg:width="10.239cm" svg:height="11.165cm" draw:z-index="5"><draw:image xlink:href="Pictures/1000020100000183000001A6BF2C8F74FD8E912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7" text:anchor-type="paragraph" svg:width="10.292cm" svg:height="11.192cm" draw:z-index="6"><draw:image xlink:href="Pictures/1000020100000185000001A71AB87698A67EA57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8" text:anchor-type="paragraph" svg:width="10.081cm" svg:height="3.889cm" draw:z-index="7"><draw:image xlink:href="Pictures/100002010000017D000000933D3BDBC890231B53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7:08:05.907823885</meta:creation-date>
    <dc:date>2018-01-18T17:12:40.007459526</dc:date>
    <meta:editing-duration>PT4M32S</meta:editing-duration>
    <meta:editing-cycles>6</meta:editing-cycles>
    <meta:generator>LibreOffice/5.2.7.2$Linux_X86_64 LibreOffice_project/20m0$Build-2</meta:generator>
    <meta:document-statistic meta:table-count="0" meta:image-count="8" meta:object-count="0" meta:page-count="4" meta:paragraph-count="0" meta:word-count="0" meta:character-count="0" meta:non-whitespace-character-count="0"/>
  </office:meta>
</office:document-meta>
</file>